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d1be4a7"/>
    </style:style>
    <style:style style:name="P40" style:family="paragraph" style:parent-style-name="Standard">
      <style:text-properties officeooo:rsid="0dde9a1c" officeooo:paragraph-rsid="0dde9a1c"/>
    </style:style>
    <style:style style:name="P41" style:family="paragraph" style:parent-style-name="Standard">
      <style:text-properties officeooo:rsid="0dde9a1c" officeooo:paragraph-rsid="0f28fb61"/>
    </style:style>
    <style:style style:name="P42" style:family="paragraph" style:parent-style-name="Standard">
      <style:text-properties officeooo:rsid="0dde9a1c" officeooo:paragraph-rsid="0ddfbc49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4" style:family="paragraph" style:parent-style-name="Footnote">
      <style:text-properties officeooo:rsid="043ccc66" officeooo:paragraph-rsid="0dca2508"/>
    </style:style>
    <style:style style:name="P45" style:family="paragraph" style:parent-style-name="Footnote">
      <style:text-properties officeooo:rsid="043ccc66" officeooo:paragraph-rsid="0e5afad8"/>
    </style:style>
    <style:style style:name="P46" style:family="paragraph" style:parent-style-name="Footnote">
      <style:text-properties officeooo:paragraph-rsid="0e81bf91"/>
    </style:style>
    <style:style style:name="P47" style:family="paragraph" style:parent-style-name="Footnote">
      <style:text-properties officeooo:paragraph-rsid="0ead3525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f5f1cf7"/>
    </style:style>
    <style:style style:name="P50" style:family="paragraph" style:parent-style-name="Standard">
      <style:paragraph-properties fo:text-align="center" style:justify-single-word="false"/>
      <style:text-properties officeooo:paragraph-rsid="0eb4913f"/>
    </style:style>
    <style:style style:name="P51" style:family="paragraph" style:parent-style-name="Standard">
      <style:paragraph-properties fo:text-align="center" style:justify-single-word="false"/>
      <style:text-properties officeooo:paragraph-rsid="0daef67d"/>
    </style:style>
    <style:style style:name="P52" style:family="paragraph" style:parent-style-name="Standard">
      <style:paragraph-properties fo:text-align="center" style:justify-single-word="false"/>
      <style:text-properties officeooo:paragraph-rsid="0db0d4d1"/>
    </style:style>
    <style:style style:name="P53" style:family="paragraph" style:parent-style-name="Standard">
      <style:paragraph-properties fo:text-align="center" style:justify-single-word="false"/>
      <style:text-properties officeooo:paragraph-rsid="0cc5fe5b"/>
    </style:style>
    <style:style style:name="P54" style:family="paragraph" style:parent-style-name="Standard">
      <style:paragraph-properties fo:text-align="center" style:justify-single-word="false"/>
      <style:text-properties officeooo:paragraph-rsid="0d1ec96e"/>
    </style:style>
    <style:style style:name="P55" style:family="paragraph" style:parent-style-name="Standard">
      <style:paragraph-properties fo:text-align="center" style:justify-single-word="false"/>
      <style:text-properties officeooo:paragraph-rsid="0d804757"/>
    </style:style>
    <style:style style:name="P56" style:family="paragraph" style:parent-style-name="Standard">
      <style:paragraph-properties fo:text-align="center" style:justify-single-word="false"/>
      <style:text-properties officeooo:paragraph-rsid="0dce9327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ea9445c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0" style:family="paragraph" style:parent-style-name="Standard">
      <style:text-properties officeooo:paragraph-rsid="0f9a7319"/>
    </style:style>
    <style:style style:name="P61" style:family="paragraph" style:parent-style-name="Footnote">
      <style:text-properties officeooo:paragraph-rsid="0fa0a8ea"/>
    </style:style>
    <style:style style:name="P62" style:family="paragraph" style:parent-style-name="Standard">
      <style:text-properties officeooo:paragraph-rsid="0fab02b9"/>
    </style:style>
    <style:style style:name="P63" style:family="paragraph" style:parent-style-name="Standard">
      <style:text-properties officeooo:paragraph-rsid="0fadcf96"/>
    </style:style>
    <style:style style:name="P64" style:family="paragraph" style:parent-style-name="Standard">
      <style:text-properties officeooo:paragraph-rsid="105ee122"/>
    </style:style>
    <style:style style:name="P65" style:family="paragraph" style:parent-style-name="Standard">
      <style:text-properties officeooo:paragraph-rsid="107a7646"/>
    </style:style>
    <style:style style:name="P66" style:family="paragraph" style:parent-style-name="Footnote">
      <style:text-properties officeooo:paragraph-rsid="0fddbd8c"/>
    </style:style>
    <style:style style:name="P67" style:family="paragraph" style:parent-style-name="Standard">
      <style:text-properties officeooo:paragraph-rsid="0fe28eb1"/>
    </style:style>
    <style:style style:name="P68" style:family="paragraph" style:parent-style-name="Standard">
      <style:text-properties officeooo:paragraph-rsid="0fecc8b6"/>
    </style:style>
    <style:style style:name="P69" style:family="paragraph" style:parent-style-name="Footnote">
      <style:text-properties officeooo:paragraph-rsid="100fd683"/>
    </style:style>
    <style:style style:name="P70" style:family="paragraph" style:parent-style-name="Footnote">
      <style:text-properties officeooo:paragraph-rsid="1017aee8"/>
    </style:style>
    <style:style style:name="P7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3" style:family="paragraph" style:parent-style-name="Standard" style:list-style-name="L1">
      <style:paragraph-properties fo:break-before="page"/>
      <style:text-properties officeooo:paragraph-rsid="0b0ddd8e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8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style:font-size-asian="12pt" style:font-size-complex="12pt"/>
    </style:style>
    <style:style style:name="T16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officeooo:rsid="047da547"/>
    </style:style>
    <style:style style:name="T18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style:font-size-asian="12pt" style:font-size-complex="12pt"/>
    </style:style>
    <style:style style:name="T223" style:family="text">
      <style:text-properties style:use-window-font-color="true" loext:opacity="0%" style:font-name="Liberation Sans" officeooo:rsid="0efd8e5c"/>
    </style:style>
    <style:style style:name="T22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officeooo:rsid="04473353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officeooo:rsid="0aace3cd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f95a7a0"/>
    </style:style>
    <style:style style:name="T255" style:family="text">
      <style:text-properties officeooo:rsid="0f8f58bd"/>
    </style:style>
    <style:style style:name="T256" style:family="text">
      <style:text-properties style:text-underline-style="none"/>
    </style:style>
    <style:style style:name="T257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1"><text:span text:style-name="Strong_20_Emphasis"><text:span text:style-name="T128">C</text:span></text:span><text:span text:style-name="Strong_20_Emphasis"><text:span text:style-name="T127">hecklist voor </text:span></text:span><text:span text:style-name="Strong_20_Emphasis"><text:span text:style-name="T129">de installatie</text:span></text:span><text:span text:style-name="Strong_20_Emphasis"><text:span text:style-name="T127"> van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34"><text:user-field-get text:name="Version">24.04</text:user-field-get></text:span></text:span><text:span text:style-name="Strong_20_Emphasis"><text:span text:style-name="T131"><text:note text:id="ftn1" text:note-class="footnote"><text:note-citation>1</text:note-citation><text:note-body><text:p text:style-name="P70"><text:span text:style-name="T237">D</text:span><text:span text:style-name="T230">eze </text:span><text:span text:style-name="Strong_20_Emphasis"><text:span text:style-name="T241"><text:user-field-get text:name="Distro">Ubuntu</text:user-field-get></text:span></text:span><text:span text:style-name="T232"><text:s/></text:span><text:span text:style-name="T242"><text:user-field-get text:name="Version">24.04</text:user-field-get></text:span><text:span text:style-name="T242"><text:s/></text:span><text:span text:style-name="Strong_20_Emphasis"><text:span text:style-name="T243"><text:user-field-get text:name="Edition">Server</text:user-field-get></text:span></text:span><text:span text:style-name="T230"><text:s/>(codenaam </text:span><text:span text:style-name="T238">noble</text:span><text:span text:style-name="T230">) van april</text:span><text:span text:style-name="T233"> </text:span><text:span text:style-name="Strong_20_Emphasis"><text:span text:style-name="T244"><text:user-field-get text:name="Releaseyear">2024</text:user-field-get></text:span></text:span><text:span text:style-name="T234"><text:s/></text:span><text:span text:style-name="T237">is een zogenaamde </text:span><text:span text:style-name="T230">LTS-</text:span><text:span text:style-name="T237">versie</text:span><text:span text:style-name="T230"> </text:span><text:span text:style-name="T237">(</text:span><text:span text:style-name="T230">staat voor Long-Term Support, </text:span><text:span text:style-name="T231">langetermijnondersteuning</text:span><text:span text:style-name="T237">)</text:span><text:span text:style-name="T231"> </text:span><text:span text:style-name="T239">en</text:span><text:span text:style-name="T234"> </text:span><text:span text:style-name="T230">wordt gedurende 5 jaar ondersteund tot april 202</text:span><text:span text:style-name="T238">9</text:span><text:span text:style-name="T230">, en met een </text:span><text:span text:style-name="T235">gratis persoonlijk </text:span><text:span text:style-name="T230">Ubuntu </text:span><text:span text:style-name="T236">P</text:span><text:span text:style-name="T230">ro-abonnement gedurende 1</text:span><text:span text:style-name="T240">0</text:span><text:span text:style-name="T230"> jaar tot april 203</text:span><text:span text:style-name="T238">4</text:span><text:span text:style-name="T230">.</text:span></text:p></text:note-body></text:note></text:span></text:span><text:span text:style-name="Strong_20_Emphasis"><text:span text:style-name="T132"><text:s/></text:span></text:span><text:span text:style-name="Strong_20_Emphasis"><text:span text:style-name="T133"><text:user-field-get text:name="Edition">Server</text:user-field-get></text:span></text:span><text:span text:style-name="Strong_20_Emphasis"><text:span text:style-name="T130">.</text:span></text:span></text:p>
      <text:p text:style-name="P10"/>
      <text:p text:style-name="P10">Dit is een invulbare PDF, afdrukken is niet noodzakelijk.</text:p>
      <text:p text:style-name="P11"/>
      <text:p text:style-name="P7"><text:span text:style-name="T19">Vul </text:span><text:span text:style-name="T18">achter</text:span><text:span text:style-name="T15"> de </text:span><text:span text:style-name="Definition"><text:span text:style-name="T253">ONDERSTREEPTE</text:span></text:span><text:span text:style-name="T1"> </text:span><text:span text:style-name="T16">woorden</text:span><text:span text:style-name="T15"> het</text:span><text:span text:style-name="Strong_20_Emphasis"><text:span text:style-name="T173"> </text:span></text:span><text:span text:style-name="Strong_20_Emphasis"><text:span text:style-name="T174">tekstvak</text:span></text:span><text:span text:style-name="T16"> </text:span><text:span text:style-name="T19">in,</text:span><text:span text:style-name="T16"> </text:span><text:span text:style-name="T187">zie </text:span><text:span text:style-name="T223">[</text:span><text:span text:style-name="T187">toelichting</text:span><text:span text:style-name="T223">]</text:span><text:span text:style-name="T16">:</text:span></text:p>
      <text:p text:style-name="P1"><text:span text:style-name="Definition"><text:span text:style-name="T23">GEBRUIKER</text:span></text:span><text:span text:style-name="T195"><text:tab/><text:tab/></text:span><text:span text:style-name="T222"> <text:tab/><text:tab/></text:span><text:span text:style-name="T196"><draw:control text:anchor-type="as-char" svg:y="-0.4cm" draw:z-index="17" draw:name="Gebruiker 1" draw:style-name="gr2" draw:text-style-name="P80" svg:width="6.4cm" svg:height="0.6cm" draw:control="control16"><svg:title>Gebruiker</svg:title><svg:desc>Volledige naam, bijv. Jan Stek</svg:desc></draw:control></text:span><text:span text:style-name="T196"><text:tab/> <text:s text:c="2"/></text:span><text:span text:style-name="T197">[</text:span><text:span text:style-name="T198">V</text:span><text:span text:style-name="T190">olledige naam, bijv. </text:span><text:span text:style-name="T191">J</text:span><text:span text:style-name="T220">a</text:span><text:span text:style-name="T191">n </text:span><text:span text:style-name="T220">Jansen</text:span><text:span text:style-name="T221">]</text:span></text:p>
      <text:p text:style-name="P67"><text:span text:style-name="Definition"><text:span text:style-name="T189">g</text:span></text:span><text:span text:style-name="Definition">ebruikersnaam</text:span><text:span text:style-name="Definition"><text:span text:style-name="T256"><text:tab/></text:span></text:span><text:span text:style-name="T188"><draw:control text:anchor-type="as-char" svg:y="-0.4cm" draw:z-index="18" draw:name="Gberuikersnaam 2" draw:style-name="gr2" draw:text-style-name="P80" svg:width="6.4cm" svg:height="0.6cm" draw:control="control17"><svg:title>Gebruikersnaam</svg:title><svg:desc>Korte naam, bijv. jan</svg:desc></draw:control></text:span><text:span text:style-name="T188"><text:tab/> <text:s text:c="2"/></text:span><text:span text:style-name="T7">[</text:span><text:span text:style-name="T8">K</text:span><text:span text:style-name="T6">orte naam, bijv. </text:span><text:span text:style-name="T138">j</text:span><text:span text:style-name="T139">a</text:span><text:span text:style-name="T138">n</text:span><text:span text:style-name="T140">]</text:span></text:p>
      <text:p text:style-name="P1"><text:span text:style-name="Definition"><text:span text:style-name="T257">server</text:span></text:span><text:span text:style-name="Definition">NAAM</text:span><text:span text:style-name="T199"><text:tab/><text:tab/><text:tab/></text:span><draw:control text:anchor-type="as-char" svg:y="-0.4cm" draw:z-index="19" draw:name="Computernaam 1" draw:style-name="gr2" draw:text-style-name="P80" svg:width="6.4cm" svg:height="0.6cm" draw:control="control18"><svg:title>Computernaam</svg:title><svg:desc>Unieke naam van de computer</svg:desc></draw:control><text:tab/> <text:s text:c="2"/><text:span text:style-name="T204">[</text:span><text:span text:style-name="T205">N</text:span><text:span text:style-name="T200">aam van de </text:span><text:span text:style-name="T207">server</text:span><text:span text:style-name="T201">, </text:span><text:span text:style-name="T202">bijv. </text:span><text:span text:style-name="T206">sv</text:span><text:span text:style-name="T203">02</text:span><text:span text:style-name="T204">]</text:span></text:p>
      <text:p text:style-name="P1"><text:span text:style-name="Definition"><text:span text:style-name="T209">GEBRUIKER</text:span></text:span><text:span text:style-name="Definition"><text:span text:style-name="T214"><text:tab/></text:span></text:span><text:span text:style-name="T208"><text:tab/></text:span><text:span text:style-name="T222"> <text:tab/><text:tab/></text:span><text:span text:style-name="T196"><draw:control text:anchor-type="as-char" svg:y="-0.4cm" draw:z-index="20" draw:name="Gebruiker 2" draw:style-name="gr2" draw:text-style-name="P80" svg:width="6.4cm" svg:height="0.6cm" draw:control="control19"><svg:title>Gebruiker</svg:title><svg:desc>Volledige naam, bijv. Jan Stek</svg:desc></draw:control></text:span><text:span text:style-name="T196"><text:tab/> <text:s text:c="2"/></text:span><text:span text:style-name="T197">[</text:span><text:span text:style-name="T198">V</text:span><text:span text:style-name="T190">olledige naam </text:span><text:span text:style-name="T194">evt. 2</text:span><text:span text:style-name="T224">e</text:span><text:span text:style-name="T192"> gebruiker</text:span><text:span text:style-name="T193">]</text:span></text:p>
      <text:p text:style-name="P67"><text:span text:style-name="Definition"><text:span text:style-name="T209">GEBRUIKERSN</text:span></text:span><text:span text:style-name="Definition"><text:span text:style-name="T210">aa</text:span></text:span><text:span text:style-name="Definition"><text:span text:style-name="T209">M</text:span></text:span><text:span text:style-name="Definition"><text:span text:style-name="T214"><text:tab/></text:span></text:span><text:span text:style-name="T188"><draw:control text:anchor-type="as-char" svg:y="-0.4cm" draw:z-index="21" draw:name="Gberuikersnaam 1" draw:style-name="gr2" draw:text-style-name="P80" svg:width="6.4cm" svg:height="0.6cm" draw:control="control20"><svg:title>Gebruikersnaam</svg:title><svg:desc>Korte naam, bijv. jan</svg:desc></draw:control></text:span><text:span text:style-name="T188"><text:tab/> <text:s text:c="2"/></text:span><text:span text:style-name="T212">[</text:span><text:span text:style-name="T213">K</text:span><text:span text:style-name="T211">orte naam</text:span><text:span text:style-name="T215"> </text:span><text:span text:style-name="T216">e</text:span><text:span text:style-name="T217">vt. 2</text:span><text:span text:style-name="T225">e</text:span><text:span text:style-name="T217"> </text:span><text:span text:style-name="T218">gebruiker</text:span><text:span text:style-name="T219">]</text:span></text:p>
      <text:p text:style-name="P1"><text:span text:style-name="T141">Vervang </text:span><text:span text:style-name="T145">de</text:span><text:span text:style-name="T141"> </text:span><text:span text:style-name="Definition"><text:span text:style-name="T24">ONDERSTREEPTE</text:span></text:span><text:span text:style-name="T141"> </text:span><text:span text:style-name="T142">woorden </text:span><text:span text:style-name="T141">in deze checklist door </text:span><text:span text:style-name="T145">d</text:span><text:span text:style-name="T146">i</text:span><text:span text:style-name="T145">e </text:span><text:span text:style-name="T144">in </text:span><text:span text:style-name="T146">het</text:span><text:span text:style-name="Strong_20_Emphasis"><text:span text:style-name="T44"> </text:span></text:span><text:span text:style-name="Strong_20_Emphasis"><text:span text:style-name="T56">tekstvak</text:span></text:span><text:span text:style-name="T141">.</text:span></text:p>
      <text:p text:style-name="P32"/>
      <text:p text:style-name="P32"/>
      <text:p text:style-name="P78"><text:span text:style-name="T156">Nog niet op Linux?</text:span><text:span text:style-name="T148"><text:tab/></text:span><text:span text:style-name="Strong_20_Emphasis"><text:span text:style-name="T64"><draw:control text:anchor-type="as-char" draw:z-index="22" draw:name="Vorm3" draw:style-name="gr1" draw:text-style-name="P79" svg:width="0.35cm" svg:height="0.35cm" draw:control="control21"/></text:span></text:span><text:span text:style-name="T151"><text:tab/></text:span><text:span text:style-name="T152">G</text:span><text:span text:style-name="T149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0"> onder </text:span><text:span text:style-name="T157">Linux</text:span><text:span text:style-name="T143">.</text:span></text:p>
      <text:p text:style-name="P78"><text:span text:style-name="T154">Nieuwe installatie?</text:span><text:span text:style-name="T143"><text:tab/></text:span><text:span text:style-name="Strong_20_Emphasis"><text:span text:style-name="T64"><draw:control text:anchor-type="as-char" draw:z-index="23" draw:name="Vorm 2" draw:style-name="gr1" draw:text-style-name="P79" svg:width="0.35cm" svg:height="0.35cm" draw:control="control22"/></text:span></text:span><text:span text:style-name="T153"><text:tab/></text:span><text:span text:style-name="T152">B</text:span><text:span text:style-name="T143">egin bij hoofdstuk </text:span><text:span text:style-name="T154"><text:bookmark-ref text:reference-format="page" text:ref-name="__RefNumPara__4009_1271708128">2</text:bookmark-ref></text:span><text:span text:style-name="T143"><text:s text:c="2"/></text:span><text:span text:style-name="T155"><text:bookmark-ref text:reference-format="text" text:ref-name="__RefNumPara__4009_1271708128">Installatie uitvoeren</text:bookmark-ref></text:span><text:span text:style-name="T147">.</text:span></text:p>
      <text:p text:style-name="P19"/>
      <text:p text:style-name="P19"/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63"><draw:control text:anchor-type="as-char" draw:z-index="9" draw:name="Vorm3_0" draw:style-name="gr1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63"><draw:control text:anchor-type="as-char" draw:z-index="13" draw:name="Vorm3_ 2" draw:style-name="gr1" draw:text-style-name="P7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4"><text:span text:style-name="User_20_Entry"><text:span text:style-name="T81">E</text:span></text:span><text:span text:style-name="User_20_Entry"><text:span text:style-name="T97">v</text:span></text:span><text:span text:style-name="User_20_Entry"><text:span text:style-name="T98">en</text:span></text:span><text:span text:style-name="User_20_Entry"><text:span text:style-name="T100">t</text:span></text:span><text:span text:style-name="User_20_Entry"><text:span text:style-name="T101">uele </text:span></text:span><text:span text:style-name="User_20_Entry"><text:span text:style-name="T102">extra </text:span></text:span><text:span text:style-name="Definition"><text:span text:style-name="T251">gebruiker</text:span></text:span><text:span text:style-name="User_20_Entry"><text:span text:style-name="T92">s</text:span></text:span><text:span text:style-name="User_20_Entry"><text:span text:style-name="T102"> aanmelden </text:span></text:span><text:span text:style-name="User_20_Entry"><text:span text:style-name="T103">en dezelfde stappen uitvoeren</text:span></text:span><text:span text:style-name="User_20_Entry"><text:span text:style-name="T99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64"><draw:control text:anchor-type="as-char" draw:z-index="2" draw:name="Vorm4" draw:style-name="gr1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47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11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4" office:value-type="string">
            <text:p text:style-name="P65"><text:span text:style-name="User_20_Entry"><text:span text:style-name="T11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64"><draw:control text:anchor-type="as-char" draw:z-index="3" draw:name="Vorm6" draw:style-name="gr1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64"><draw:control text:anchor-type="as-char" draw:z-index="14" draw:name="Vorm 7" draw:style-name="gr1" draw:text-style-name="P79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39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9" office:value-type="string">
            <text:p text:style-name="P6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1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1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"/>
      <text:list text:continue-numbering="true" text:style-name="L1">
        <text:list-item>
          <text:p text:style-name="P73"><text:bookmark-start text:name="__RefNumPara__4009_1271708128"/><text:span text:style-name="Strong_20_Emphasis"><text:span text:style-name="T158">Installatie uitvoeren</text:span></text:span><text:bookmark-end text:name="__RefNumPara__4009_1271708128"/></text:p>
        </text:list-item>
      </text:list>
      <text:p text:style-name="P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64"><draw:control text:anchor-type="as-char" draw:z-index="4" draw:name="Vorm9" draw:style-name="gr1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162">Start de computer op vanaf</text:span><text:span text:style-name="T162"><text:note text:id="ftn4" text:note-class="footnote"><text:note-citation>1</text:note-citation><text:note-body><text:p text:style-name="P66"><text:span text:style-name="T107">B</text:span><text:span text:style-name="T108">ootmenu/</text:span><text:span text:style-name="T107">S</text:span><text:span text:style-name="T108">etup</text:span><text:span text:style-name="T106"> via </text:span><text:span text:style-name="T104">é</text:span><text:span text:style-name="T105">é</text:span><text:span text:style-name="T107">n van de </text:span><text:span text:style-name="Definition"><text:span text:style-name="T109">Veelgebruikte toetsen:</text:span></text:span><text:span text:style-name="Definition"><text:span text:style-name="T110"> </text:span></text:span><text:span text:style-name="User_20_Entry"><text:span text:style-name="T120">Esc</text:span></text:span><text:span text:style-name="User_20_Entry"><text:span text:style-name="T113">,</text:span></text:span><text:span text:style-name="Definition"><text:span text:style-name="T110"> </text:span></text:span><text:span text:style-name="User_20_Entry"><text:span text:style-name="T120">Delete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2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9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0</text:span></text:span><text:span text:style-name="User_20_Entry"><text:span text:style-name="T114">,</text:span></text:span><text:span text:style-name="Definition"><text:span text:style-name="T110"> </text:span></text:span><text:span text:style-name="User_20_Entry"><text:span text:style-name="T120">F11</text:span></text:span><text:span text:style-name="User_20_Entry"><text:span text:style-name="T114">,</text:span></text:span><text:span text:style-name="Definition"><text:span text:style-name="T110"> </text:span></text:span><text:span text:style-name="Definition"><text:span text:style-name="T111">o</text:span></text:span><text:span text:style-name="Definition"><text:span text:style-name="T112">f</text:span></text:span><text:span text:style-name="Definition"><text:span text:style-name="T110"> </text:span></text:span><text:span text:style-name="User_20_Entry"><text:span text:style-name="T120">F12</text:span></text:span><text:span text:style-name="User_20_Entry"><text:span text:style-name="T114">.</text:span></text:span></text:p></text:note-body></text:note></text:span><text:span text:style-name="T162"> </text:span><text:span text:style-name="T165">een </text:span><text:span text:style-name="Strong_20_Emphasis"><text:span text:style-name="T136"><text:user-field-get text:name="Distro">Ubuntu</text:user-field-get></text:span></text:span><text:span text:style-name="T161"><text:s/></text:span><text:span text:style-name="T137"><text:user-field-get text:name="Version">24.04</text:user-field-get></text:span><text:span text:style-name="T137"><text:s/></text:span><text:span text:style-name="Strong_20_Emphasis"><text:span text:style-name="T75"><text:user-field-get text:name="Edition">Server</text:user-field-get></text:span></text:span><text:span text:style-name="Strong_20_Emphasis"><text:span text:style-name="T75"><text:s/></text:span></text:span><text:span text:style-name="T76">Live</text:span><text:span text:style-name="T76"><text:note text:id="ftn5" text:note-class="footnote"><text:note-citation>2</text:note-citation><text:note-body><text:p text:style-name="P61"><text:span text:style-name="T226">Vanaf een </text:span><text:span text:style-name="T254">L</text:span><text:span text:style-name="T226">ive </text:span><text:span text:style-name="T255">USB</text:span><text:span text:style-name="T229">-stick</text:span><text:span text:style-name="T21"> </text:span><text:span text:style-name="T226">kunt u opstarten en </text:span><text:span text:style-name="T17">met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226">werken zonder enige bestanden op de harde schijf te wijzigen en maakt ook installatie van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226">mogelijk.</text:span></text:p></text:note-body></text:note></text:span><text:span text:style-name="T76"> </text:span><text:span text:style-name="T79">USB</text:span><text:span text:style-name="T77">-stick</text:span><text:span text:style-name="T77"><text:note text:id="ftn6" text:note-class="footnote"><text:note-citation>3</text:note-citation><text:note-body><text:p text:style-name="P69"><text:span text:style-name="Strong_20_Emphasis"><text:span text:style-name="T91">Maak een opstartbare USB-stick</text:span></text:span><text:span text:style-name="Strong_20_Emphasis"><text:span text:style-name="T87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Server</text:user-field-get></text:span></text:span><text:span text:style-name="Strong_20_Emphasis"><text:span text:style-name="T95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4"><text:s/></text:span></text:span><text:span text:style-name="Strong_20_Emphasis"><text:span text:style-name="T96">LTS </text:span></text:span><text:span text:style-name="Strong_20_Emphasis"><text:span text:style-name="T88">CD</text:span></text:span><text:span text:style-name="Strong_20_Emphasis"><text:span text:style-name="T90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download" text:style-name="Internet_20_link" text:visited-style-name="Visited_20_Internet_20_Link"><text:span text:style-name="Strong_20_Emphasis"><text:span text:style-name="T228">ubuntu.com/download</text:span></text:span></text:a><text:span text:style-name="Strong_20_Emphasis"><text:span text:style-name="T84">.</text:span></text:span><text:span text:style-name="Strong_20_Emphasis"><text:span text:style-name="T86"><text:line-break/>De </text:span></text:span><text:span text:style-name="Strong_20_Emphasis"><text:span text:style-name="T89">ver</text:span></text:span><text:span text:style-name="Strong_20_Emphasis"><text:span text:style-name="T86">volgstappen staan beschreven in </text:span></text:span><text:span text:style-name="Strong_20_Emphasis"><text:span text:style-name="T93">Linux informatie</text:span></text:span><text:span text:style-name="Strong_20_Emphasis"><text:span text:style-name="T86">, te vinden op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86">, onder </text:span></text:span><text:span text:style-name="Strong_20_Emphasis"><text:span text:style-name="T93">Linux</text:span></text:span><text:span text:style-name="Strong_20_Emphasis"><text:span text:style-name="T86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7">Try or Install Ubuntu </text:span></text:span><text:span text:style-name="Strong_20_Emphasis"><text:span text:style-name="T68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4" office:value-type="string">
            <text:p text:style-name="P4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4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80"><draw:control text:anchor-type="as-char" draw:z-index="12" draw:name="Vorm 6" draw:style-name="gr1" draw:text-style-name="P79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63">Kies</text:span><text:span text:style-name="T164"> </text:span><text:span text:style-name="T166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8"><draw:control text:anchor-type="as-char" draw:z-index="11" draw:name="Vorm 1" draw:style-name="gr1" draw:text-style-name="P7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8"><text:span text:style-name="T184">Bij</text:span><text:span text:style-name="T176"> </text:span><text:span text:style-name="Strong_20_Emphasis"><text:span text:style-name="T182">Profile setup</text:span></text:span><text:span text:style-name="T176">: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9"><text:span text:style-name="T181">V</text:span><text:span text:style-name="T177">ul </text:span><text:span text:style-name="T178">in </text:span><text:span text:style-name="Strong_20_Emphasis"><text:span text:style-name="T182">Your</text:span></text:span><text:span text:style-name="Strong_20_Emphasis"><text:span text:style-name="T179"> n</text:span></text:span><text:span text:style-name="Strong_20_Emphasis"><text:span text:style-name="T180">a</text:span></text:span><text:span text:style-name="Strong_20_Emphasis"><text:span text:style-name="T182">me</text:span></text:span><text:span text:style-name="Strong_20_Emphasis"><text:span text:style-name="T169"> </text:span></text:span><text:span text:style-name="Definition"><text:span text:style-name="T4">gebruiker</text:span></text:span><text:span text:style-name="Strong_20_Emphasis"><text:span text:style-name="T170">, <text:line-break/></text:span></text:span><text:span text:style-name="Strong_20_Emphasis"><text:span text:style-name="T182">Your server</text:span></text:span><text:span text:style-name="Strong_20_Emphasis"><text:span text:style-name="T185">'</text:span></text:span><text:span text:style-name="Strong_20_Emphasis"><text:span text:style-name="T186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9">,<text:line-break/></text:span></text:span><text:span text:style-name="Strong_20_Emphasis"><text:span text:style-name="T183">Pick a username</text:span></text:span><text:span text:style-name="Strong_20_Emphasis"><text:span text:style-name="T169"> </text:span></text:span><text:span text:style-name="Definition"><text:span text:style-name="T4">gebruikersnaam</text:span></text:span><text:span text:style-name="Strong_20_Emphasis"><text:span text:style-name="T169">, </text:span></text:span><text:span text:style-name="Strong_20_Emphasis"><text:span text:style-name="T172">en</text:span></text:span><text:span text:style-name="Strong_20_Emphasis"><text:span text:style-name="T169"><text:line-break/></text:span></text:span><text:span text:style-name="Strong_20_Emphasis"><text:span text:style-name="T171">g</text:span></text:span><text:span text:style-name="Strong_20_Emphasis"><text:span text:style-name="T168">eef tweemaal een </text:span></text:span><text:span text:style-name="Strong_20_Emphasis"><text:span text:style-name="T175">wachtwoord</text:span></text:span><text:span text:style-name="Strong_20_Emphasis"><text:span text:style-name="T168">.</text:span></text:span></text:p>
          </table:table-cell>
        </table:table-row>
      </table:table>
      <text:p text:style-name="P33"><text:span text:style-name="Strong_20_Emphasis"><text:span text:style-name="T65"/></text:span></text:p>
      <text:list text:continue-numbering="true" text:style-name="L1">
        <text:list-item>
          <text:p text:style-name="P72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4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64"><draw:control text:anchor-type="as-char" draw:z-index="5" draw:name="Vorm24" draw:style-name="gr1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64"><draw:control text:anchor-type="as-char" draw:z-index="7" draw:name="Vorm4_1" draw:style-name="gr1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46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64"><text:span text:style-name="User_20_Entry"><text:span text:style-name="T11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4" office:value-type="string">
            <text:p text:style-name="P65"><text:span text:style-name="User_20_Entry"><text:span text:style-name="T11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6" office:value-type="string">
            <text:p text:style-name="P42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7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64"><draw:control text:anchor-type="as-char" draw:z-index="6" draw:name="Vorm37" draw:style-name="gr1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8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8" office:value-type="string">
            <text:p text:style-name="P6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6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1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4"><text:span text:style-name="Strong_20_Emphasis"><text:span text:style-name="T34"><text:tab/></text:span></text:span></text:p>
      <text:p text:style-name="P35"><text:span text:style-name="Strong_20_Emphasis"><text:span text:style-name="T46"/></text:span></text:p>
      <text:p text:style-name="P36"><text:span text:style-name="Strong_20_Emphasis"><text:span text:style-name="T42"/></text:span></text:p>
      <text:list text:continue-numbering="true" text:style-name="L1">
        <text:list-item>
          <text:p text:style-name="P75"><text:span text:style-name="Strong_20_Emphasis"><text:span text:style-name="T2">Gebruiker inrichten</text:span></text:span></text:p>
        </text:list-item>
      </text:list>
      <text:p text:style-name="P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><text:span text:style-name="Strong_20_Emphasis"><text:span text:style-name="T64"><draw:control text:anchor-type="as-char" draw:z-index="8" draw:name="Vorm40_0" draw:style-name="gr1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55"><text:span text:style-name="Strong_20_Emphasis"><text:span text:style-name="T64"><draw:control text:anchor-type="as-char" draw:z-index="15" draw:name="Vorm40_ 1" draw:style-name="gr1" draw:text-style-name="P79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49"><text:note text:id="ftn8" text:note-class="footnote"><text:note-citation>1</text:note-citation><text:note-body><text:p text:style-name="P45"><text:span text:style-name="User_20_Entry"><text:span text:style-name="T115">E</text:span></text:span><text:span text:style-name="User_20_Entry"><text:span text:style-name="T117">ventuele extra </text:span></text:span><text:span text:style-name="Definition"><text:span text:style-name="T252">gebruiker</text:span></text:span><text:span text:style-name="User_20_Entry"><text:span text:style-name="T116">s</text:span></text:span><text:span text:style-name="User_20_Entry"><text:span text:style-name="T117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64"><draw:control text:anchor-type="as-char" draw:z-index="10" draw:name="Vorm40_2" draw:style-name="gr1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56"><text:span text:style-name="Strong_20_Emphasis"><text:span text:style-name="T64"><draw:control text:anchor-type="as-char" draw:z-index="16" draw:name="Vorm40_ 2" draw:style-name="gr1" draw:text-style-name="P79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4" office:value-type="string">
            <text:p text:style-name="P6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3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2"><text:span text:style-name="Strong_20_Emphasis"><text:span text:style-name="T54"/></text:span></text:p>
      <text:p text:style-name="P31"/>
      <text:p text:style-name="P23"><text:span text:style-name="T121">E</text:span><text:span text:style-name="T122">inde c</text:span><text:span text:style-name="T123">hecklist, </text:span><text:span text:style-name="T124">d</text:span><text:span text:style-name="T123">e installatie van </text:span><text:span text:style-name="Strong_20_Emphasis"><text:span text:style-name="T135"><text:user-field-get text:name="Distro">Ubuntu</text:user-field-get></text:span></text:span><text:span text:style-name="T125"><text:s/></text:span><text:span text:style-name="T126"><text:user-field-get text:name="Version">24.04</text:user-field-get></text:span><text:span text:style-name="T126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123">is voltooid.</text:span></text:p>
      <text:p text:style-name="P6"/>
      <text:list text:style-name="L2">
        <text:list-header>
          <text:p text:style-name="P76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8">.</text:span></text:span></text:p>
          <text:p text:style-name="P77"><text:span text:style-name="Emphasis"><text:span text:style-name="T248">C</text:span></text:span><text:span text:style-name="Emphasis"><text:span text:style-name="T249">C0</text:span></text:span><text:span text:style-name="Emphasis"><text:span text:style-name="T248"> 1.0 </text:span></text:span><text:span text:style-name="Emphasis"><text:span text:style-name="T250">Universeel</text:span></text:span><text:span text:style-name="Emphasis"><text:span text:style-name="T248"> </text:span></text:span><text:span text:style-name="Emphasis"><text:span text:style-name="T24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5"><text:s/></text:span></text:span><text:span text:style-name="Emphasis"><text:span text:style-name="T24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07T08:37:15.991899808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7:15.792245692</dc:date>
    <meta:keyword>Installatie</meta:keyword>
    <meta:keyword>Checklist</meta:keyword>
    <meta:keyword>Linux</meta:keyword>
    <meta:editing-cycles>6853</meta:editing-cycles>
    <meta:editing-duration>P12DT4H33M37S</meta:editing-duration>
    <dc:creator>Karel Zimmer</dc:creator>
    <meta:document-statistic meta:table-count="4" meta:image-count="2" meta:object-count="0" meta:page-count="4" meta:paragraph-count="73" meta:word-count="428" meta:character-count="3013" meta:non-whitespace-character-count="2605"/>
    <meta:user-defined meta:name="Info 1"/>
    <meta:user-defined meta:name="Info 2"/>
    <meta:user-defined meta:name="Info 3"/>
    <meta:user-defined meta:name="Info 4"/>
  </office:meta>
</office:document-meta>
</file>